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24-12-31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1992" calcext:value-type="float">
            <text:p>78.4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24-01-03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23-01-05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792" calcext:value-type="float">
            <text:p>78.6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22-02-08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21-01-08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3752" calcext:value-type="float">
            <text:p>77.2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20-01-08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668" calcext:value-type="float">
            <text:p>76.3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19-01-04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6408" calcext:value-type="float">
            <text:p>76.4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18-01-04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1336" calcext:value-type="float">
            <text:p>76.2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17-01-11 14:34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16-01-06 21:39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6616" calcext:value-type="float">
            <text:p>76.5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15-01-07 20:1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8784" calcext:value-type="float">
            <text:p>77.1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14-01-08 22:13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7952" calcext:value-type="float">
            <text:p>76.5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057101181402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88264" calcext:value-type="float">
            <text:p>76.7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